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/>
          <table:table-cell office:value-type="string" calcext:value-type="string">
            <text:p>TEST GPU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/>
          <table:table-cell office:value-type="string" calcext:value-type="string">
            <text:p>Titan Z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Titan X (Maxwell)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04" calcext:value-type="float">
            <text:p>3.04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.46" calcext:value-type="float">
            <text:p>3.4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16.78" calcext:value-type="float">
            <text:p>16.78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.62" calcext:value-type="float">
            <text:p>33.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29" calcext:value-type="float">
            <text:p>22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163" calcext:value-type="float">
            <text:p>116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float" office:value="4180" calcext:value-type="float">
            <text:p>4180</text:p>
          </table:table-cell>
          <table:table-cell office:value-type="float" office:value="2311" calcext:value-type="float">
            <text:p>2311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melanomareplicated</text:p>
          </table:table-cell>
          <table:table-cell office:value-type="string" calcext:value-type="string">
            <text:p>100000x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anomareplicated</text:p>
          </table:table-cell>
          <table:table-cell office:value-type="string" calcext:value-type="string">
            <text:p>100000x4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anomareplicated</text:p>
          </table:table-cell>
          <table:table-cell office:value-type="string" calcext:value-type="string">
            <text:p>100000x4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054" calcext:value-type="float">
            <text:p>105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0" calcext:value-type="float">
            <text:p>6330</text:p>
          </table:table-cell>
          <table:table-cell/>
          <table:table-cell office:value-type="float" office:value="7680" calcext:value-type="float">
            <text:p>7680</text:p>
          </table:table-cell>
          <table:table-cell office:value-type="float" office:value="5252" calcext:value-type="float">
            <text:p>5252</text:p>
          </table:table-cell>
          <table:table-cell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float" office:value="25500" calcext:value-type="float">
            <text:p>2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28760" calcext:value-type="float">
            <text:p>128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Dimensione Samples</text:p>
          </table:table-cell>
          <table:table-cell office:value-type="string" calcext:value-type="string">
            <text:p>Dimensione SOM</text:p>
          </table:table-cell>
          <table:table-cell/>
          <table:table-cell office:value-type="string" calcext:value-type="string">
            <text:p>Tempo CPU</text:p>
          </table:table-cell>
          <table:table-cell office:value-type="string" calcext:value-type="string">
            <text:p>Tempo GPU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1:26:10.417230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7T11:58:05.081248823</dc:date>
    <meta:editing-duration>PT7H22M55S</meta:editing-duration>
    <meta:editing-cycles>21</meta:editing-cycles>
    <meta:generator>LibreOffice/5.1.6.2$Linux_X86_64 LibreOffice_project/10m0$Build-2</meta:generator>
    <meta:document-statistic meta:table-count="1" meta:cell-count="116" meta:object-count="0"/>
  </office:meta>
</office:document-meta>
</file>